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d" svg:font-family="Monospaced"/>
    <style:font-face style:name="OpenSymbol" svg:font-family="OpenSymbol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style:rel-width="100%" table:align="left"/>
    </style:style>
    <style:style style:name="Tableau1.A" style:family="table-column">
      <style:table-column-properties style:column-width="16.999cm" style:rel-column-width="9637*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6.999cm" style:rel-width="100%" table:align="left"/>
    </style:style>
    <style:style style:name="Tableau2.A" style:family="table-column">
      <style:table-column-properties style:column-width="16.999cm" style:rel-column-width="65535*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16.999cm" style:rel-width="100%" table:align="left"/>
    </style:style>
    <style:style style:name="Tableau3.A" style:family="table-column">
      <style:table-column-properties style:column-width="16.999cm" style:rel-column-width="65535*"/>
    </style:style>
    <style:style style:name="Tableau3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 style:join-border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Preformatted_20_Text">
      <style:text-properties fo:font-variant="normal" fo:text-transform="none" fo:color="#800000" style:font-name="Monospaced" fo:font-style="normal"/>
    </style:style>
    <style:style style:name="P6" style:family="paragraph" style:parent-style-name="Preformatted_20_Text">
      <style:paragraph-properties fo:margin-top="0cm" fo:margin-bottom="0.499cm"/>
    </style:style>
    <style:style style:name="P7" style:family="paragraph" style:parent-style-name="Preformatted_20_Text">
      <style:paragraph-properties fo:margin-top="0cm" fo:margin-bottom="0.499cm"/>
      <style:text-properties fo:font-variant="normal" fo:text-transform="none" fo:color="#bc8f8f" style:font-name="Monospaced" fo:font-style="normal"/>
    </style:style>
    <style:style style:name="P8" style:family="paragraph" style:parent-style-name="Preformatted_20_Text">
      <style:paragraph-properties fo:margin-top="0cm" fo:margin-bottom="0.499cm"/>
      <style:text-properties fo:font-variant="normal" fo:text-transform="none" style:font-name="Monospaced" fo:font-style="normal"/>
    </style:style>
    <style:style style:name="P9" style:family="paragraph" style:parent-style-name="Preformatted_20_Text">
      <style:paragraph-properties fo:margin-top="0cm" fo:margin-bottom="0.499cm"/>
      <style:text-properties fo:font-variant="normal" fo:text-transform="none" fo:color="#800000" style:font-name="Monospaced" fo:font-style="normal"/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Heading_20_1">
      <style:paragraph-properties fo:text-align="justify" style:justify-single-word="false"/>
    </style:style>
    <style:style style:name="P13" style:family="paragraph" style:parent-style-name="Heading_20_3">
      <style:paragraph-properties fo:text-align="justify" style:justify-single-word="false"/>
    </style:style>
    <style:style style:name="P14" style:family="paragraph" style:parent-style-name="Heading_20_2">
      <style:paragraph-properties fo:text-align="justify" style:justify-single-word="false"/>
    </style:style>
    <style:style style:name="T1" style:family="text">
      <style:text-properties style:font-name="DejaVu Sans Mono1" fo:font-size="10pt" style:font-size-asian="10pt" style:font-size-complex="10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000000"/>
    </style:style>
    <style:style style:name="T4" style:family="text">
      <style:text-properties fo:color="#5c5c5c"/>
    </style:style>
    <style:style style:name="T5" style:family="text">
      <style:text-properties fo:color="#4a55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SEP #81: Introduction of eigs function</text:h>
      <text:p text:style-name="P2"/>
      <text:p text:style-name="P1"/>
      <text:p text:style-name="P1">Version: 1.0</text:p>
      <text:p text:style-name="P1">Author: Adeline CARNIS</text:p>
      <text:p text:style-name="P1">Review: </text:p>
      <text:p text:style-name="P1">Commented: </text:p>
      <text:p text:style-name="P1">State: </text:p>
      <text:p text:style-name="P1">Scilab-Version: 5.4.0</text:p>
      <text:p text:style-name="P1">Created: 18 April 2012</text:p>
      <text:p text:style-name="P2"/>
      <text:p text:style-name="P1"/>
      <text:h text:style-name="Heading_20_2" text:outline-level="2">Abstract</text:h>
      <text:p text:style-name="P1">Eigs calculates eigenvalues and eigenvectors of matrix.</text:p>
      <text:p text:style-name="P1"/>
      <text:h text:style-name="Heading_20_2" text:outline-level="2">Rationale</text:h>
      <text:list xml:id="list30681640" text:style-name="L1">
        <text:list-item>
          <text:p text:style-name="P10">d = eigs(A) solves the eigenvalue problem A*v = lambda*v. This calling returns a vector of A's six largest magnitude eigenvalues. A is either a square matrix, which can be symmetric or non-symmetric, real or complex, full or sparse, or a function. </text:p>
        </text:list-item>
      </text:list>
      <text:p text:style-name="Standard"/>
      <text:list xml:id="list31244661" text:continue-numbering="true" text:style-name="L1">
        <text:list-item>
          <text:p text:style-name="P10">[d, v] = eigs(A) returns a diagonal matrix D of A's six largest magnitude eigenvalues and a matrix V whose columns are the corresponding eigenvectors.</text:p>
          <text:p text:style-name="P10"/>
        </text:list-item>
        <text:list-item>
          <text:p text:style-name="P10">eigs(A, B) solves the generalized eigenvalue problem A*v = lambda*B*V. <text:s/>So,</text:p>
          <text:list>
            <text:list-item>
              <text:p text:style-name="P10">if B is not specified, B = [] is used.</text:p>
            </text:list-item>
            <text:list-item>
              <text:p text:style-name="P10">if B is specified, B must be the same size as A.</text:p>
              <text:p text:style-name="P10"/>
            </text:list-item>
          </text:list>
        </text:list-item>
        <text:list-item>
          <text:p text:style-name="P10">eigs(A, B, k) return the number of eigenvalues desired. If k is not specified, k=min(n,6).</text:p>
        </text:list-item>
      </text:list>
      <text:p text:style-name="Standard"/>
      <text:list xml:id="list31237317" text:continue-numbering="true" text:style-name="L1">
        <text:list-item>
          <text:p text:style-name="P10">eigs(A, B, k, sigma) return k eigenvalues on sigma. Sigma can be either scalar or string. </text:p>
          <text:list>
            <text:list-item>
              <text:p text:style-name="P10"><text:span text:style-name="T2">Scalar:</text:span> sigma can be real, complex including 0.</text:p>
            </text:list-item>
            <text:list-item>
              <text:p text:style-name="P10"><text:span text:style-name="T2">String:</text:span> if sigma is one the followings strings, it specifies the desired eigenvalues:</text:p>
              <text:list>
                <text:list-item>
                  <text:p text:style-name="P10">'LM': largest magnitude (by default).</text:p>
                </text:list-item>
                <text:list-item>
                  <text:p text:style-name="P10">'SM': smallest magnitude (same as sigma = 0). If A is a function, it must return y = A\x.</text:p>
                </text:list-item>
                <text:list-item>
                  <text:p text:style-name="P10">'LA': <text:s/>largest algebraic</text:p>
                </text:list-item>
                <text:list-item>
                  <text:p text:style-name="P10">'SA': smallest algebraic</text:p>
                </text:list-item>
                <text:list-item>
                  <text:p text:style-name="P10">'LR': largest real part</text:p>
                </text:list-item>
                <text:list-item>
                  <text:p text:style-name="P10">'SR': smallest real part</text:p>
                </text:list-item>
                <text:list-item>
                  <text:p text:style-name="P10">'LI': largest imaginary part</text:p>
                </text:list-item>
                <text:list-item>
                  <text:p text:style-name="P10">'SI': smallest imaginary part </text:p>
                </text:list-item>
              </text:list>
            </text:list-item>
          </text:list>
        </text:list-item>
      </text:list>
      <text:p text:style-name="Standard"/>
      <text:list xml:id="list31253177" text:continue-numbering="true" text:style-name="L1">
        <text:list-item>
          <text:p text:style-name="P10">eigs(A, B, k, sigma, opts) specify an options structure.</text:p>
          <text:list>
            <text:list-item>
              <text:p text:style-name="P10">opts.tol (scalar): convergence: Ritz estimate residual &lt;= tol*norm(A). by default, tol = eps.</text:p>
            </text:list-item>
            <text:list-item>
              <text:p text:style-name="P10">opts.maxiter (integer): maximum number of iterations. By default, maxiter = 300.</text:p>
            </text:list-item>
            <text:list-item>
              <text:p text:style-name="P10">opts.ncv (integer): number of Lanczos basis vectors. By default, p = 2*k.</text:p>
            </text:list-item>
            <text:list-item>
              <text:p text:style-name="P10"><text:soft-page-break/>opts.resid (n by 1 vector): starting vector. By default, resid = rand(n,1)-0,5</text:p>
            </text:list-item>
            <text:list-item>
              <text:p text:style-name="P10">opts.chol: 1 if B is really its Cholesky factor chol(B), 0 otherwise. By default 0.</text:p>
            </text:list-item>
            <text:list-item>
              <text:p text:style-name="P10">opts.perm: permutation vector perm if sparse B is really chol(B(perm, perm)). By default {1:n}.</text:p>
            </text:list-item>
          </text:list>
        </text:list-item>
      </text:list>
      <text:p text:style-name="Standard"/>
      <text:p text:style-name="Standard">If A is a function, it should return:</text:p>
      <text:list xml:id="list30676507" text:style-name="L2">
        <text:list-item>
          <text:p text:style-name="P11">A*x<text:tab/><text:tab/><text:tab/>if sigma is not specified, or is a string other than 'sm'.</text:p>
        </text:list-item>
        <text:list-item>
          <text:p text:style-name="P11">A\x<text:tab/><text:tab/><text:tab/>if sigma is 0 or 'sm'.</text:p>
        </text:list-item>
        <text:list-item>
          <text:p text:style-name="P11">(A-sigma*I)\x<text:tab/><text:tab/>if sigma is a nonzero scalar (standard eigenvalue problem). </text:p>
        </text:list-item>
        <text:list-item>
          <text:p text:style-name="P11">(A-sigma*b)\x<text:tab/><text:tab/>if sigma is a nonzero scalar (generalized eigenvalue problem).</text:p>
        </text:list-item>
      </text:list>
      <text:p text:style-name="Standard"/>
      <text:p text:style-name="Standard"/>
      <text:h text:style-name="P14" text:outline-level="2">Example</text:h>
      <text:p text:style-name="P4">// A is a symmetric real matrix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reformatted_20_Text">A <text:s text:c="11"/>= <text:a xlink:type="simple" xlink:href="http://diag.html/">diag</text:a>(10*<text:a xlink:type="simple" xlink:href="http://ones.html/">ones</text:a>(10,1));</text:p>
            <text:p text:style-name="Preformatted_20_Text">A(1:$-1,2:$) = A(1:$-1,2:$) + <text:a xlink:type="simple" xlink:href="http://diag.html/">diag</text:a>(6*<text:a xlink:type="simple" xlink:href="http://ones.html/">ones</text:a>(10-1,1));</text:p>
            <text:p text:style-name="P6">A(2:$,1:$-1) = A(2:$,1:$-1) + <text:a xlink:type="simple" xlink:href="http://diag.html/">diag</text:a>(6*<text:a xlink:type="simple" xlink:href="http://ones.html/">ones</text:a>(10-1,1));</text:p>
            <text:p text:style-name="P7"><text:span text:style-name="T3">eigs</text:span><text:span text:style-name="T5">(</text:span><text:span text:style-name="T3">A</text:span><text:span text:style-name="T5">)</text:span></text:p>
            <text:p text:style-name="P5">21.5139</text:p>
            <text:p text:style-name="P5">20.0950</text:p>
            <text:p text:style-name="P5">17.8583</text:p>
            <text:p text:style-name="P5">14.9850</text:p>
            <text:p text:style-name="P5">11.7078</text:p>
            <text:p text:style-name="P9">8.2922</text:p>
            <text:p text:style-name="P6">eigs(A, eye(10,10), 8,'SM')</text:p>
            <text:p text:style-name="P8"><text:span text:style-name="T3">ans</text:span> <text:span text:style-name="T4">=</text:span></text:p>
            <text:p text:style-name="P5">17.858329</text:p>
            <text:p text:style-name="P5">14.98498</text:p>
            <text:p text:style-name="P5">11.707778</text:p>
            <text:p text:style-name="P5">8.2922219</text:p>
            <text:p text:style-name="P5">5.0150198</text:p>
            <text:p text:style-name="P5">2.1416712</text:p>
            <text:p text:style-name="P5">- 0.0950424</text:p>
            <text:p text:style-name="P5">- 1.5139157 </text:p>
          </table:table-cell>
        </table:table-row>
      </table:table>
      <text:p text:style-name="P4"/>
      <text:p text:style-name="P4"/>
      <text:p text:style-name="P4">// A is non-symmetric real matrix:</text:p>
      <text:p text:style-name="P4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reformatted_20_Text">A <text:s text:c="11"/>= <text:a xlink:type="simple" xlink:href="http://diag.html/">diag</text:a>(10*<text:a xlink:type="simple" xlink:href="http://ones.html/">ones</text:a>(10,1));</text:p>
            <text:p text:style-name="Preformatted_20_Text">A(1:$-1,2:$) = A(1:$-1,2:$) + <text:a xlink:type="simple" xlink:href="http://diag.html/">diag</text:a>(6*<text:a xlink:type="simple" xlink:href="http://ones.html/">ones</text:a>(10-1,1));</text:p>
            <text:p text:style-name="P6">A(2:$,1:$-1) = A(2:$,1:$-1) + <text:a xlink:type="simple" xlink:href="http://diag.html/">diag</text:a>(-6*<text:a xlink:type="simple" xlink:href="http://ones.html/">ones</text:a>(10-1,1));</text:p>
            <text:p text:style-name="P6">eigs(A)</text:p>
            <text:p text:style-name="P6">eigs(A, eye(10,10), 8, 'SM')</text:p>
          </table:table-cell>
        </table:table-row>
      </table:table>
      <text:p text:style-name="P4"/>
      <text:p text:style-name="P4"><text:soft-page-break/></text:p>
      <text:p text:style-name="P4"/>
      <text:p text:style-name="P4">// A is a non-symmetric complex matrix:</text:p>
      <text:p text:style-name="P4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reformatted_20_Text">A <text:s text:c="11"/>= <text:a xlink:type="simple" xlink:href="http://diag.html/">diag</text:a>(10*<text:a xlink:type="simple" xlink:href="http://ones.html/">ones</text:a>(10,1)+%i*<text:a xlink:type="simple" xlink:href="http://ones.html/">ones</text:a>(10,1));</text:p>
            <text:p text:style-name="Preformatted_20_Text">A(1:$-1,2:$) = A(1:$-1,2:$) + <text:a xlink:type="simple" xlink:href="http://diag.html/">diag</text:a>(6*<text:a xlink:type="simple" xlink:href="http://ones.html/">ones</text:a>(10-1,1));</text:p>
            <text:p text:style-name="P6">A(2:$,1:$-1) = A(2:$,1:$-1) + <text:a xlink:type="simple" xlink:href="http://diag.html/">diag</text:a>(-6*<text:a xlink:type="simple" xlink:href="http://ones.html/">ones</text:a>(10-1,1));</text:p>
            <text:p text:style-name="P6">eigs(A)</text:p>
            <text:p text:style-name="P6">eigs(A, eye(10,10), 8, 'SM')</text:p>
          </table:table-cell>
        </table:table-row>
      </table:table>
      <text:h text:style-name="P13" text:outline-level="3">Bibliography</text:h>
      <text:p text:style-name="P4"><text:a xlink:type="simple" xlink:href="http://www.mathworks.fr/help/techdoc/ref/eigs.html">http://www.mathworks.fr/help/techdoc/ref/eigs.html</text:a></text:p>
      <text:h text:style-name="P13" text:outline-level="3">Changelog</text:h>
      <text:p text:style-name="P4"><text:tab/><text:span text:style-name="T1">1.0 – <text:s/>Initial Version</text:span></text:p>
      <text:h text:style-name="P13" text:outline-level="3">Copyright</text:h>
      <text:p text:style-name="P3"><text:tab/>This document has been placed under the license CeCILL-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d" svg:font-family="Monospaced"/>
    <style:font-face style:name="OpenSymbol" svg:font-family="OpenSymbol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code" style:family="paragraph" style:parent-style-name="Text_20_body" style:class="text">
      <style:paragraph-properties fo:text-align="justify" style:justify-single-word="false"/>
      <style:text-properties style:font-name="Courier New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Nimbus Roman No9 L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dc9775d-05ecbee-0851ad3-1586698-727bf66</meta:generator>
    <meta:initial-creator>Pierre MARECHAL</meta:initial-creator>
    <meta:creation-date>2008-07-09T13:39:08</meta:creation-date>
    <dc:date>2012-07-11T11:10:46.17</dc:date>
    <meta:editing-cycles>158</meta:editing-cycles>
    <meta:editing-duration>P1DT4H45M18S</meta:editing-duration>
    <meta:document-statistic meta:table-count="3" meta:image-count="0" meta:object-count="0" meta:page-count="3" meta:paragraph-count="80" meta:word-count="498" meta:character-count="3156" meta:non-whitespace-character-count="2714"/>
    <meta:user-defined meta:name="Info 1"/>
    <meta:user-defined meta:name="Info 2"/>
    <meta:user-defined meta:name="Info 3"/>
    <meta:user-defined meta:name="Info 4"/>
  </office:meta>
</office:document-meta>
</file>